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Bootstrap.doO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Bootstrap.init( InstallationContext install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Bootstrap.do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sBootstrap.doClean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Bootstrap.onInst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Bootstrap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Bootstrap.getExtension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Bootstrap.onUninst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Bootstrap.doOnU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Bootstrap.JmsBootst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Bootstrap.clean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Bootstrap.create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